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Tokenizer.lowerCaseMode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wordChars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quoteCh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ordinaryCh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reset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ordinaryChars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slashStarComments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StreamTokenizer( java . io . Re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slashSlashComments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eolIsSignifican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parseNu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commentCh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eamTokenizer.push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whitespaceChars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Tokenizer.nex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